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4c4c4c" draw:marker-start-width="0.352cm" draw:marker-end-width="0.352cm" draw:fill="none" draw:fill-color="#dc2300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solid" draw:fill-color="#0000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none" draw:fill-color="#dc2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solid" draw:fill-color="#8000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25cm" svg:stroke-color="#000000" draw:marker-start-width="0.237cm" draw:marker-end-width="0.237cm" draw:fill="none" draw:fill-color="#dc2300" draw:fill-image-width="0cm" draw:fill-image-height="0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4pt" style:font-size-asian="18pt" style:font-size-complex="18pt"/>
    </style:style>
    <style:style style:name="T1" style:family="text">
      <style:text-properties fo:font-size="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33cm" svg:y1="0.925cm" svg:x2="3.359cm" svg:y2="1.015cm">
          <text:p/>
        </draw:line>
        <draw:custom-shape draw:style-name="gr2" draw:text-style-name="P1" draw:layer="layout" svg:width="0.377cm" svg:height="0.377cm" svg:x="3.172cm" svg:y="0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05cm" svg:height="0.905cm" svg:x="2.908cm" svg:y="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77cm" svg:height="0.376cm" draw:transform="rotate (-0.0965167076364539) translate (2.267cm 0.71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355cm" svg:y1="1.033cm" svg:x2="3.806cm" svg:y2="1.137cm">
          <text:p/>
        </draw:line>
        <draw:line draw:style-name="gr5" draw:text-style-name="P1" draw:layer="layout" svg:x1="3.348cm" svg:y1="1.022cm" svg:x2="3.806cm" svg:y2="0.957cm">
          <text:p/>
        </draw:line>
        <draw:line draw:style-name="gr5" draw:text-style-name="P1" draw:layer="layout" svg:x1="3.358cm" svg:y1="1.016cm" svg:x2="3.737cm" svg:y2="0.762cm">
          <text:p/>
        </draw:line>
        <draw:line draw:style-name="gr5" draw:text-style-name="P1" draw:layer="layout" svg:x1="3.358cm" svg:y1="1.011cm" svg:x2="3.409cm" svg:y2="0.572cm">
          <text:p/>
        </draw:line>
        <draw:line draw:style-name="gr5" draw:text-style-name="P1" draw:layer="layout" svg:x1="3.353cm" svg:y1="1.022cm" svg:x2="3.2cm" svg:y2="0.605cm">
          <text:p/>
        </draw:line>
        <draw:frame draw:style-name="gr6" draw:text-style-name="P2" draw:layer="layout" svg:width="0.578cm" svg:height="0.408cm" svg:x="3.038cm" svg:y="0.487cm">
          <draw:text-box>
            <text:p><text:span text:style-name="T1">L</text:span></text:p>
          </draw:text-box>
        </draw:frame>
        <draw:frame draw:style-name="gr6" draw:text-style-name="P2" draw:layer="layout" svg:width="0.604cm" svg:height="0.408cm" svg:x="3.392cm" svg:y="0.686cm">
          <draw:text-box>
            <text:p><text:span text:style-name="T1">N</text:span></text:p>
          </draw:text-box>
        </draw:frame>
        <draw:frame draw:style-name="gr6" draw:text-style-name="P2" draw:layer="layout" svg:width="0.604cm" svg:height="0.408cm" svg:x="3.418cm" svg:y="0.84cm">
          <draw:text-box>
            <text:p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2.1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l Cunningham</meta:initial-creator>
    <meta:creation-date>2011-06-06T07:23:00</meta:creation-date>
    <dc:date>2011-06-08T07:50:06</dc:date>
    <dc:creator>Karl Cunningham</dc:creator>
    <meta:editing-duration>PT18H18M10S</meta:editing-duration>
    <meta:editing-cycles>18</meta:editing-cycles>
    <meta:generator>OpenOffice.org/3.2$Linux OpenOffice.org_project/320m19$Build-9505</meta:generator>
    <meta:document-statistic meta:object-count="12"/>
  </office:meta>
</office:document-meta>
</file>